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7000000892608E9FCC5DF3DF0.png" manifest:media-type="image/png"/>
  <manifest:file-entry manifest:full-path="Pictures/10000000000000CF0000009350407E0CB1DC128F.png" manifest:media-type="image/png"/>
  <manifest:file-entry manifest:full-path="Pictures/10000000000000A1000000458EFCDEA57ED7E95E.png" manifest:media-type="image/png"/>
  <manifest:file-entry manifest:full-path="Pictures/10000000000000E10000009819573F289EFA9E82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193000000AA35D32127650BBCC7.png" manifest:media-type="image/png"/>
  <manifest:file-entry manifest:full-path="Pictures/100002010000060F000004AEB41E2889BC1CBEEC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000000000E90000009E48BF752BD422D7FF.png" manifest:media-type="image/png"/>
  <manifest:file-entry manifest:full-path="Pictures/1000000000000203000001DC7A71418E3B62BED4.jpg" manifest:media-type="image/jpeg"/>
  <manifest:file-entry manifest:full-path="Pictures/10000000000000B6000000A127B6A708E58CAB42.png" manifest:media-type="image/png"/>
  <manifest:file-entry manifest:full-path="Pictures/10000200000000BD00000057DD8672FD505D8888.gif" manifest:media-type="image/gif"/>
  <manifest:file-entry manifest:full-path="Pictures/10000000000002D60000013FAB05BD654D8261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</text:span><text:span text:style-name="T1">: </text:span><text:span text:style-name="T1">Electró</text:span><text:span text:style-name="T1">nica </text:span><text:span text:style-name="T1">digital </text:span><text:span text:style-name="T1">para </text:span><text:span text:style-name="T2">makers</text:span><text:span text:style-name="T1"> </text:span><text:span text:style-name="T1">con </text:span><text:span text:style-name="T1">FPGAs </text:span><text:span text:style-name="T1">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</text:span><text:span text:style-name="T3">González </text:span><text:span text:style-name="T3">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35D32127650BBCC7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</text:span><text:span text:style-name="T5">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1</text:span><text:span text:style-name="T7">: Mi </text:span><text:span text:style-name="T7">primer bloque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Junio-29</text:span></text:p>
          </draw:text-box>
        </draw:frame>
        <draw:frame draw:style-name="gr7" draw:text-style-name="P11" draw:layer="layout" svg:width="19.208cm" svg:height="8.439cm" svg:x="1.524cm" svg:y="4.318cm">
          <draw:image xlink:href="Pictures/10000000000002D60000013FAB05BD654D826173.png" xlink:type="simple" xlink:show="embed" xlink:actuate="onLoad">
            <text:p/>
          </draw:image>
        </draw:frame>
        <draw:frame draw:style-name="gr7" draw:text-style-name="P11" draw:layer="layout" svg:width="4.814cm" svg:height="4.259cm" svg:x="20.732cm" svg:y="6.212cm">
          <draw:image xlink:href="Pictures/10000000000000B6000000A127B6A708E58CAB42.png" xlink:type="simple" xlink:show="embed" xlink:actuate="onLoad">
            <text:p/>
          </draw:image>
        </draw:frame>
        <draw:frame draw:style-name="gr7" draw:text-style-name="P11" draw:layer="layout" svg:width="3.696cm" svg:height="2.497cm" svg:x="17.132cm" svg:y="10.879cm">
          <draw:image xlink:href="Pictures/10000000000000E10000009819573F289EFA9E82.png" xlink:type="simple" xlink:show="embed" xlink:actuate="onLoad">
            <text:p/>
          </draw:image>
        </draw:frame>
        <draw:frame draw:style-name="gr7" draw:text-style-name="P11" draw:layer="layout" svg:width="3.81cm" svg:height="2.583cm" svg:x="22.098cm" svg:y="10.879cm">
          <draw:image xlink:href="Pictures/10000000000000E90000009E48BF752BD422D7FF.png" xlink:type="simple" xlink:show="embed" xlink:actuate="onLoad">
            <text:p/>
          </draw:image>
        </draw:frame>
        <draw:frame draw:style-name="gr7" draw:text-style-name="P11" draw:layer="layout" svg:width="4.259cm" svg:height="1.825cm" svg:x="2.19cm" svg:y="4.328cm">
          <draw:image xlink:href="Pictures/10000000000000A1000000458EFCDEA57ED7E95E.png" xlink:type="simple" xlink:show="embed" xlink:actuate="onLoad">
            <text:p/>
          </draw:image>
        </draw:frame>
        <draw:frame draw:style-name="gr7" draw:text-style-name="P11" draw:layer="layout" svg:width="4.259cm" svg:height="1.825cm" svg:x="15.652cm" svg:y="5.899cm">
          <draw:image xlink:href="Pictures/10000000000000A1000000458EFCDEA57ED7E95E.png" xlink:type="simple" xlink:show="embed" xlink:actuate="onLoad">
            <text:p/>
          </draw:image>
        </draw:frame>
        <draw:frame draw:style-name="gr7" draw:text-style-name="P11" draw:layer="layout" svg:width="3.952cm" svg:height="2.806cm" svg:x="17.018cm" svg:y="14.212cm">
          <draw:image xlink:href="Pictures/10000000000000CF0000009350407E0CB1DC128F.png" xlink:type="simple" xlink:show="embed" xlink:actuate="onLoad">
            <text:p/>
          </draw:image>
        </draw:frame>
        <draw:frame draw:style-name="gr7" draw:text-style-name="P11" draw:layer="layout" svg:width="3.81cm" svg:height="2.623cm" svg:x="22.098cm" svg:y="14.395cm">
          <draw:image xlink:href="Pictures/10000000000000C7000000892608E9FCC5DF3D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6-27T11:14:35.321958350</dc:date>
    <meta:editing-duration>P7DT22H10M52S</meta:editing-duration>
    <meta:editing-cycles>512</meta:editing-cycles>
    <meta:generator>LibreOffice/5.1.6.2$Linux_X86_64 LibreOffice_project/10m0$Build-2</meta:generator>
    <meta:print-date>2017-10-04T10:42:29.653181544</meta:print-date>
    <meta:document-statistic meta:object-count="47"/>
  </office:meta>
</office:document-meta>
</file>